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Mpro, Cpro, Vpro, T3</text:p>
          </table:table-cell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Mpro, Cpro, Vpro, T4</text:p>
          </table:table-cell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lc, Clc, Vlc, T5-1, T52</text:p>
          </table:table-cell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6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Mpro, Cpro, Vpro, T7</text:p>
          </table:table-cell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Mbl, Cbl, Vbl, T8-1, T8-2, T8-3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T9</text:p>
          </table:table-cell>
          <table:table-cell table:style-name="ce3" office:value-type="string" calcext:value-type="string">
            <text:p>Mbl, Cbl, Vbl,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21:43:18.79799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10T21:44:54.712869492</dc:date>
    <meta:editing-duration>PT15M34S</meta:editing-duration>
    <meta:editing-cycles>17</meta:editing-cycles>
    <meta:generator>LibreOffice/4.2.7.2$Linux_X86_64 LibreOffice_project/420m0$Build-2</meta:generator>
    <meta:document-statistic meta:table-count="1" meta:cell-count="99" meta:object-count="0"/>
    <meta:user-defined meta:name=""/>
  </office:meta>
</office:document-meta>
</file>